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 Import the functions you need from the SDKs you need</text:p>
      <text:p text:style-name="Standard">import { initializeApp } from "firebase/app";</text:p>
      <text:p text:style-name="Standard">import { getAnalytics } from "firebase/analytics";</text:p>
      <text:p text:style-name="Standard">// TODO: Add SDKs for Firebase products that you want to use</text:p>
      <text:p text:style-name="Standard">// https://firebase.google.com/docs/web/setup#available-libraries</text:p>
      <text:p text:style-name="Standard"/>
      <text:p text:style-name="Standard">// Your web app's Firebase configuration</text:p>
      <text:p text:style-name="Standard">// For Firebase JS SDK v7.20.0 and later, measurementId is optional</text:p>
      <text:p text:style-name="Standard">const firebaseConfig = {</text:p>
      <text:p text:style-name="Standard"><text:s text:c="2"/>apiKey: "AIzaSyCBEfvB8YjDAN7bhkUrqKvM7c1OICR1BaA",</text:p>
      <text:p text:style-name="Standard"><text:s text:c="2"/>authDomain: "meetly-ec367.firebaseapp.com",</text:p>
      <text:p text:style-name="Standard"><text:s text:c="2"/>projectId: "meetly-ec367",</text:p>
      <text:p text:style-name="Standard"><text:s text:c="2"/>storageBucket: "meetly-ec367.appspot.com",</text:p>
      <text:p text:style-name="Standard"><text:s text:c="2"/>messagingSenderId: "182780979371",</text:p>
      <text:p text:style-name="Standard"><text:s text:c="2"/>appId: "1:182780979371:web:c5d5f79d2aeb3273f1efee",</text:p>
      <text:p text:style-name="Standard"><text:s text:c="2"/>measurementId: "G-JMHLFE1Y7N"</text:p>
      <text:p text:style-name="Standard">};</text:p>
      <text:p text:style-name="Standard"/>
      <text:p text:style-name="Standard">// Initialize Firebase</text:p>
      <text:p text:style-name="Standard">const app = initializeApp(firebaseConfig);</text:p>
      <text:p text:style-name="Standard">const analytics = getAnalytics(app)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04:35:50.916120822</meta:creation-date>
    <dc:date>2024-06-06T04:36:12.583603243</dc:date>
    <meta:editing-duration>PT23S</meta:editing-duration>
    <meta:editing-cycles>1</meta:editing-cycles>
    <meta:document-statistic meta:table-count="0" meta:image-count="0" meta:object-count="0" meta:page-count="1" meta:paragraph-count="19" meta:word-count="84" meta:character-count="797" meta:non-whitespace-character-count="718"/>
    <meta:generator>LibreOffice/24.2.3.2$Linux_X86_64 LibreOffice_project/420$Build-2</meta:generator>
  </office:meta>
</office:document-meta>
</file>